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9fc" officeooo:paragraph-rsid="001e69fc"/>
    </style:style>
    <style:style style:name="P2" style:family="paragraph" style:parent-style-name="Standard" style:list-style-name="L1">
      <style:text-properties fo:font-weight="bold" officeooo:rsid="001c89e2" officeooo:paragraph-rsid="001c89e2" style:font-weight-asian="bold" style:font-weight-complex="bold"/>
    </style:style>
    <style:style style:name="P3" style:family="paragraph" style:parent-style-name="Preformatted_20_Text" style:list-style-name="L1">
      <style:text-properties officeooo:rsid="001c89e2" officeooo:paragraph-rsid="001c89e2"/>
    </style:style>
    <style:style style:name="P4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normal" officeooo:rsid="001c89e2" officeooo:paragraph-rsid="001c89e2"/>
    </style:style>
    <style:style style:name="P5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normal" officeooo:rsid="001ea88f" officeooo:paragraph-rsid="001ea88f" style:font-weight-asian="bold" style:font-weight-complex="bold"/>
    </style:style>
    <style:style style:name="P6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normal" officeooo:rsid="002023c3" officeooo:paragraph-rsid="002023c3" style:font-weight-asian="bold" style:font-weight-complex="bold"/>
    </style:style>
    <style:style style:name="P7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normal" officeooo:rsid="001ea88f" officeooo:paragraph-rsid="00217626" fo:background-color="transparent" style:font-weight-asian="bold" style:font-weight-complex="bold"/>
    </style:style>
    <style:style style:name="P8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normal" officeooo:rsid="001ea88f" officeooo:paragraph-rsid="00212bb4" fo:background-color="#fff200" style:font-weight-asian="bold" style:font-weight-complex="bold"/>
    </style:style>
    <style:style style:name="P9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01ea88f" officeooo:paragraph-rsid="00217626" fo:background-color="transparent" style:font-weight-asian="bold" style:font-weight-complex="bold"/>
    </style:style>
    <style:style style:name="P10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01ea88f" officeooo:paragraph-rsid="00212bb4" fo:background-color="#fff200" style:font-weight-asian="bold" style:font-weight-complex="bold"/>
    </style:style>
    <style:style style:name="P11" style:family="paragraph" style:parent-style-name="Preformatted_20_Text" style:list-style-name="L1">
      <style:text-properties fo:font-variant="normal" fo:text-transform="none" fo:color="#000000" fo:letter-spacing="normal" fo:font-weight="bold" officeooo:rsid="002023c3" officeooo:paragraph-rsid="002023c3" style:font-weight-asian="bold" style:font-weight-complex="bold"/>
    </style:style>
    <style:style style:name="P12" style:family="paragraph" style:parent-style-name="Preformatted_20_Text" style:list-style-name="L1">
      <style:text-properties officeooo:rsid="001ea88f" officeooo:paragraph-rsid="001ea88f"/>
    </style:style>
    <style:style style:name="P13" style:family="paragraph" style:parent-style-name="Preformatted_20_Text" style:list-style-name="L1">
      <style:text-properties fo:font-weight="bold" officeooo:rsid="001e69fc" officeooo:paragraph-rsid="001e69fc" style:font-weight-asian="bold" style:font-weight-complex="bold"/>
    </style:style>
    <style:style style:name="P14" style:family="paragraph" style:parent-style-name="Preformatted_20_Text" style:list-style-name="L1">
      <style:text-properties fo:font-weight="bold" officeooo:rsid="001ea88f" officeooo:paragraph-rsid="001ea88f" style:font-weight-asian="bold" style:font-weight-complex="bold"/>
    </style:style>
    <style:style style:name="P15" style:family="paragraph" style:parent-style-name="Preformatted_20_Text">
      <style:text-properties fo:font-weight="bold" officeooo:rsid="002023c3" officeooo:paragraph-rsid="002023c3" style:font-weight-asian="bold" style:font-weight-complex="bold"/>
    </style:style>
    <style:style style:name="P16" style:family="paragraph" style:parent-style-name="Preformatted_20_Text" style:list-style-name="L1">
      <style:text-properties fo:font-weight="bold" officeooo:rsid="002023c3" officeooo:paragraph-rsid="002023c3" style:font-weight-asian="bold" style:font-weight-complex="bold"/>
    </style:style>
    <style:style style:name="P17" style:family="paragraph" style:parent-style-name="Preformatted_20_Text" style:list-style-name="L1">
      <style:text-properties fo:font-weight="bold" officeooo:rsid="001ea88f" officeooo:paragraph-rsid="001ea88f" fo:background-color="transparent" style:font-weight-asian="bold" style:font-weight-complex="bold"/>
    </style:style>
    <style:style style:name="P18" style:family="paragraph" style:parent-style-name="Preformatted_20_Text" style:list-style-name="L1"/>
    <style:style style:name="P19" style:family="paragraph" style:parent-style-name="Preformatted_20_Text" style:list-style-name="L1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style:font-name="monospace" fo:font-size="10.5pt" fo:font-style="normal" fo:font-weight="normal"/>
    </style:style>
    <style:style style:name="T5" style:family="text">
      <style:text-properties officeooo:rsid="00212b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</text:p>
      <text:p text:style-name="P1"/>
      <text:list xml:id="list1514549367" text:style-name="L1">
        <text:list-item>
          <text:p text:style-name="P2">No dropout</text:p>
          <text:p text:style-name="P4">loss: 0.7795 - accuracy: 0.7218 - val_loss: 1.0564 - val_accuracy: 0.6214</text:p>
          <text:p text:style-name="P3"/>
        </text:list-item>
        <text:list-item>
          <text:p text:style-name="P13">Dropout 0.15 after 1<text:span text:style-name="T1">st</text:span> layer</text:p>
          <text:p text:style-name="P12"><text:span text:style-name="T3">loss: 0.8458 - accuracy: 0.6882 - val_loss: 1.0626 - val_accuracy: 0.6181</text:span></text:p>
          <text:p text:style-name="P3"/>
        </text:list-item>
        <text:list-item>
          <text:p text:style-name="P17">Dropout 0.25 after 1<text:span text:style-name="T1">st</text:span> layer</text:p>
          <text:p text:style-name="P19">loss: 0.8793 - accuracy: 0.6778 - val_loss: 1.0332 - val_accuracy: 0.6318</text:p>
          <text:p text:style-name="P18"/>
        </text:list-item>
        <text:list-item>
          <text:p text:style-name="P14">Dropout 0.35 after 1<text:span text:style-name="T1">st</text:span> layer</text:p>
          <text:p text:style-name="P5">loss: 0.9423 - accuracy: 0.6474 - val_loss: 1.0410 - val_accuracy: 0.6158</text:p>
        </text:list-item>
        <text:list-item>
          <text:p text:style-name="P10">Dropout 0.<text:span text:style-name="T5">40</text:span> after 1<text:span text:style-name="T1">st</text:span> layer</text:p>
          <text:p text:style-name="P8">loss: 0.9643 - accuracy: 0.6360 - val_loss: 1.0579 - val_accuracy: 0.6107</text:p>
        </text:list-item>
        <text:list-item>
          <text:p text:style-name="P9">Dropout 0.<text:span text:style-name="T5">45</text:span> after 1<text:span text:style-name="T1">st</text:span> layer</text:p>
          <text:p text:style-name="P7">loss: 1.0050 - accuracy: 0.6220 - val_loss: 1.0702 - val_accuracy: 0.6039</text:p>
          <text:p text:style-name="P14"/>
        </text:list-item>
        <text:list-item>
          <text:p text:style-name="P16">Dropout 0.15 and 0.15 after first two layers</text:p>
          <text:p text:style-name="P6">loss: 0.9759 - accuracy: 0.6363 - val_loss: 1.0539 - val_accuracy: 0.6054</text:p>
          <text:p text:style-name="P16"/>
        </text:list-item>
        <text:list-item>
          <text:p text:style-name="P16">Dropout 0.15, 0.15 and 0.15 after first three layers</text:p>
          <text:p text:style-name="P6">loss: 1.1515 - accuracy: 0.5637 - val_loss: 1.1535 - val_accuracy: 0.5663</text:p>
          <text:p text:style-name="P16"/>
        </text:list-item>
        <text:list-item>
          <text:p text:style-name="P16">Dropout 0.25 and 0.15 after first two layers</text:p>
          <text:p text:style-name="P11"><text:span text:style-name="T4">loss: 1.0095 - accuracy: 0.6252 - val_loss: 1.0826 - val_accuracy: 0.6028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5T10:33:03.721479374</meta:creation-date>
    <dc:date>2021-06-25T18:24:14.840348281</dc:date>
    <meta:editing-duration>PT5H49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61" meta:character-count="969" meta:non-whitespace-character-count="836"/>
  </office:meta>
</office:document-meta>
</file>